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fo:padding="0in" fo:border-left="0.0069in solid #000000" fo:border-right="none" fo:border-top="none" fo:border-bottom="none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4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 style:list-style-name="L3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7" style:family="paragraph" style:parent-style-name="Heading_20_1">
      <style:text-properties fo:font-weight="bold" style:font-weight-asian="bold"/>
    </style:style>
    <style:style style:name="P18" style:family="paragraph" style:parent-style-name="Heading_20_1">
      <style:paragraph-properties style:snap-to-layout-grid="false"/>
      <style:text-properties fo:font-weight="bold" style:font-weight-asian="bold"/>
    </style:style>
    <style:style style:name="P19" style:family="paragraph" style:parent-style-name="Heading_20_1">
      <style:text-properties style:font-name="Helvetica" style:font-name-complex="Helvetica"/>
    </style:style>
    <style:style style:name="P20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1" style:family="paragraph" style:parent-style-name="Heading_20_3">
      <style:paragraph-properties style:snap-to-layout-grid="false"/>
      <style:text-properties fo:font-weight="bold" style:font-weight-asian="bold"/>
    </style:style>
    <style:style style:name="P22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23" style:family="paragraph" style:parent-style-name="Heading_20_4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6" text:outline-level="1"><draw:frame draw:style-name="fr1" draw:name="graphics2" text:anchor-type="char" svg:x="1.8063in" svg:y="0.1425in" svg:width="0.752in" svg:height="0.740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0.5575in" svg:y="0.3709in" svg:width="1.1236in" svg:height="0.498in" draw:z-index="0"><draw:image xlink:href="Pictures/100002000000013D0000008D8F07C93C.png" xlink:type="simple" xlink:show="embed" xlink:actuate="onLoad"/></draw:frame><draw:frame draw:style-name="fr3" draw:name="graphics1" text:anchor-type="char" svg:x="-0.0118in" svg:y="0.0839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0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8" text:outline-level="1"/>
          </table:table-cell>
          <table:table-cell table:style-name="Table1.A2" table:number-columns-spanned="2" office:value-type="string">
            <text:h text:style-name="P21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7" text:outline-level="1">Project</text:h>
          </table:table-cell>
          <table:table-cell table:style-name="Table1.A3" table:number-columns-spanned="3" office:value-type="string">
            <text:h text:style-name="P22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5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10.11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873232002805363267" text:style-name="L1">
              <text:list-item>
                <text:p text:style-name="P13">Finished the class diagram and website organization diagram</text:p>
              </text:list-item>
              <text:list-item>
                <text:p text:style-name="P13">Finished some parts of the Design documentation</text:p>
              </text:list-item>
              <text:list-item>
                <text:p text:style-name="P13">Finished the database design with Jorn</text:p>
              </text:list-item>
              <text:list-item>
                <text:p text:style-name="P13">Added few slides to Status report presentation</text:p>
              </text:list-item>
              <text:list-item>
                <text:p text:style-name="P13">Presented the status report</text:p>
              </text:list-item>
              <text:list-item>
                <text:p text:style-name="P13">Reorganized the Git repository</text:p>
              </text:list-item>
              <text:list-item>
                <text:p text:style-name="P13">Created the Java Web project in the Git repository</text:p>
              </text:list-item>
              <text:list-item>
                <text:p text:style-name="P13">Changed the team policy documents</text:p>
              </text:list-item>
              <text:list-item>
                <text:p text:style-name="P13">Started transferring the tasks to GitHub issues</text:p>
              </text:list-item>
              <text:list-item>
                <text:p text:style-name="P13">Assigned few tasks to team members</text:p>
              </text:list-item>
              <text:list-item>
                <text:p text:style-name="P13"/>
                <text:p text:style-name="P13"/>
                <text:p text:style-name="P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4663250286798964384" text:style-name="L2">
              <text:list-item>
                <text:p text:style-name="P14">Setting up the development environment and configuring the VM</text:p>
              </text:list-item>
              <text:list-item>
                <text:p text:style-name="P14">Communication with other team members working on the design document</text:p>
              </text:list-item>
              <text:list-item>
                <text:p text:style-name="P14"/>
                <text:p text:style-name="P14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8907331026276112020" text:style-name="L3">
              <text:list-item>
                <text:p text:style-name="P15">Start the implementation</text:p>
              </text:list-item>
              <text:list-item>
                <text:p text:style-name="P15">Change the documentation where needed</text:p>
              </text:list-item>
              <text:list-item>
                <text:p text:style-name="P15">Resolve misunderstandings and ambiguities with the requirement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3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19" text:outline-level="1">Monday</text:h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10">Design documentation, meeting, diagram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>6</text:p>
          </table:table-cell>
          <table:table-cell table:style-name="Table4.A2" office:value-type="string">
            <text:p text:style-name="P10">Design documentation, meeting, diagram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>5</text:p>
          </table:table-cell>
          <table:table-cell table:style-name="Table4.A2" office:value-type="string">
            <text:p text:style-name="P10">Design documentation, meeting, diagrams, present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0">Team policies, presentation, team policies suggestions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0">Assigning and transferring tasks to Github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>5</text:p>
          </table:table-cell>
          <table:table-cell table:style-name="Table4.A10" office:value-type="string">
            <text:p text:style-name="P10">Creating the java web project, changing the team policies, reorganizing the repository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26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cic</dc:creator>
    <dc:date>2013-11-14T10:36:11.38</dc:date>
    <meta:print-date>1998-10-09T11:53:00</meta:print-date>
    <meta:editing-cycles>18</meta:editing-cycles>
    <meta:editing-duration>PT1H21M29S</meta:editing-duration>
    <meta:generator>OpenOffice/4.0.0$Win32 OpenOffice.org_project/400m3$Build-9702</meta:generator>
    <meta:document-statistic meta:table-count="4" meta:image-count="3" meta:object-count="0" meta:page-count="2" meta:paragraph-count="53" meta:word-count="192" meta:character-count="1219"/>
  </office:meta>
</office:document-meta>
</file>